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4" style:family="paragraph" style:parent-style-name="Standard">
      <style:text-properties fo:font-variant="normal" fo:text-transform="none" fo:color="#000000" style:font-name="DejaVu Sans" fo:font-size="14pt" fo:letter-spacing="normal" fo:language="ru" fo:country="RU" fo:font-style="normal" fo:font-weight="normal" officeooo:paragraph-rsid="001f9b65" style:font-size-asian="14pt" style:font-weight-asian="normal" style:font-name-complex="Calibri Light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DejaVu Sans" fo:font-size="14pt" fo:language="ru" fo:country="RU" style:font-size-asian="14pt" style:font-size-complex="14pt"/>
    </style:style>
    <style:style style:name="P6" style:family="paragraph" style:parent-style-name="Standard">
      <style:text-properties fo:color="#000000" style:font-name="DejaVu Sans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ans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DejaVu Sans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1f8ce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06594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fo:color="#000000" style:font-name="DejaVu Sans" fo:font-size="14pt" style:font-size-asian="14pt" style:font-size-complex="14pt"/>
    </style:style>
    <style:style style:name="P16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DejaVu Sans" fo:font-size="14pt" style:font-size-asian="14pt" style:font-size-complex="14pt"/>
    </style:style>
    <style:style style:name="P18" style:family="paragraph" style:parent-style-name="Standard">
      <style:text-properties style:font-name="DejaVu Sans" fo:font-size="14pt" fo:language="ru" fo:country="RU" fo:font-weight="normal" officeooo:rsid="001f8ce8" officeooo:paragraph-rsid="001f9b65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1f9b65" style:font-weight-asian="bold"/>
    </style:style>
    <style:style style:name="T2" style:family="text">
      <style:text-properties fo:language="none" fo:country="none" fo:font-weight="bold" officeooo:rsid="001fdbc1" style:font-weight-asian="bold"/>
    </style:style>
    <style:style style:name="T3" style:family="text">
      <style:text-properties fo:language="none" fo:country="none" officeooo:rsid="0003979c" style:font-name-asian="Arial" style:font-name-complex="Times New Roman1"/>
    </style:style>
    <style:style style:name="T4" style:family="text">
      <style:text-properties officeooo:rsid="0003979c"/>
    </style:style>
    <style:style style:name="T5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anguage="ru" fo:country="RU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1f9b65"/>
    </style:style>
    <style:style style:name="T12" style:family="text">
      <style:text-properties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6">МИНИСТЕРСТВО НАУКИ <text:s/>И ВЫСШЕГО</text:span><text:span text:style-name="T5"> </text:span><text:span text:style-name="T7">ОБРАЗОВАНИЯ</text:span><text:span text:style-name="T6"> РОССИЙСКОЙ ФЕДЕРАЦИ</text:span><text:span text:style-name="T8">И</text:span></text:p>
      <text:p text:style-name="P12">федеральное государственное АВТОНОМНОЕ образовательное учреждение высшего <text:s/>образования</text:p>
      <text:p text:style-name="P13">«Национальный исследовательский ядерный университет «МИФИ»</text:p>
      <text:p text:style-name="P14">Обнинский институт атомной энергетики </text:p>
      <text:p text:style-name="P5">Отделение интеллектуальных кибернетических систем</text:p>
      <text:p text:style-name="P7"/>
      <text:p text:style-name="P7"/>
      <text:p text:style-name="P8"><text:span text:style-name="T10">Лабораторная работа №</text:span><text:span text:style-name="T2">3</text:span></text:p>
      <text:p text:style-name="P9">по курсу «<text:span text:style-name="T3">Веб-программирование</text:span>»</text:p>
      <text:p text:style-name="P11"/>
      <text:p text:style-name="P8"/>
      <text:p text:style-name="P8"/>
      <text:p text:style-name="P8"/>
      <text:p text:style-name="P8"/>
      <text:p text:style-name="P6">Подписи:</text:p>
      <text:p text:style-name="P15">Исполнитель</text:p>
      <text:p text:style-name="P15">студент гр. ИС-Б<text:span text:style-name="T9">17</text:span><text:tab/> <text:s text:c="2"/>__________________<text:tab/> <text:s text:c="5"/>В. Ю. Петренко</text:p>
      <text:p text:style-name="P15"/>
      <text:p text:style-name="P15">Принял</text:p>
      <text:p text:style-name="P15"><text:span text:style-name="T4">старший преподаватель <text:s/></text:span><text:s/>__________________ <text:s text:c="5"/><text:span text:style-name="T4">И. В. Охрименко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Обнинск, <text:span text:style-name="T9">2020</text:span></text:p>
      <text:p text:style-name="P18"><text:soft-page-break/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04T00:58:10.489466336</dc:date>
    <meta:editing-cycles>29</meta:editing-cycles>
    <meta:editing-duration>PT5H34M16S</meta:editing-duration>
    <meta:generator>LibreOffice/6.0.7.3$Linux_X86_64 LibreOffice_project/00m0$Build-3</meta:generator>
    <meta:document-statistic meta:table-count="0" meta:image-count="0" meta:object-count="0" meta:page-count="2" meta:paragraph-count="13" meta:word-count="51" meta:character-count="508" meta:non-whitespace-character-count="4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